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3.217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826cm"/>
    </style:style>
    <style:style style:name="ro1" style:family="table-row">
      <style:table-row-properties style:row-height="2.96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Trimestrale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daeef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imestra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0" table:default-cell-style-name="Default"/>
        <table:table-column table:style-name="co7" table:number-columns-repeated="16358" table:default-cell-style-name="Default"/>
        <table:table-row table:style-name="ro1">
          <table:table-cell table:style-name="ce1"/>
          <table:table-cell table:style-name="ce3" office:value-type="string" calcext:value-type="string">
            <text:p>Ingresos corrientes del gobierno general (millones S/) - Ingresos Tributarios Gobierno Nacional - ISC</text:p>
          </table:table-cell>
          <table:table-cell table:style-name="ce3" office:value-type="string" calcext:value-type="string">
            <text:p>Ingresos corrientes del gobierno general (millones S/) - Ingresos Tributarios Gobierno Nacional - IGV</text:p>
          </table:table-cell>
          <table:table-cell table:style-name="ce3" office:value-type="string" calcext:value-type="string">
            <text:p>Ingresos corrientes del gobierno general (millones S/) - Ingresos Tributarios Gobierno Nacional - IR</text:p>
          </table:table-cell>
          <table:table-cell table:style-name="ce3" office:value-type="string" calcext:value-type="string">
            <text:p>Ingresos corrientes del gobierno general (millones S/) - Ingresos Tributarios Gobierno Nacional - Otros Ingresos Tributarios</text:p>
          </table:table-cell>
          <table:table-cell table:style-name="ce3" office:value-type="string" calcext:value-type="string">
            <text:p>Ingresos corrientes del gobierno general (millones S/) - Ingresos Tributarios Gobierno Nacional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107</text:p>
          </table:table-cell>
          <table:table-cell table:style-name="ce2" office:value-type="float" office:value="1029.45918003297" calcext:value-type="float">
            <text:p>1029.45918003297</text:p>
          </table:table-cell>
          <table:table-cell table:style-name="ce2" office:value-type="float" office:value="5877.70891134403" calcext:value-type="float">
            <text:p>5877.70891134403</text:p>
          </table:table-cell>
          <table:table-cell table:style-name="ce2" office:value-type="float" office:value="4784.22666021" calcext:value-type="float">
            <text:p>4784.22666021</text:p>
          </table:table-cell>
          <table:table-cell table:style-name="ce2" office:value-type="float" office:value="532.993092668099" calcext:value-type="float">
            <text:p>532.993092668099</text:p>
          </table:table-cell>
          <table:table-cell table:style-name="ce2" office:value-type="float" office:value="11458.2629226996" calcext:value-type="float">
            <text:p>11458.2629226996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207</text:p>
          </table:table-cell>
          <table:table-cell table:style-name="ce2" office:value-type="float" office:value="1073.18074918031" calcext:value-type="float">
            <text:p>1073.18074918031</text:p>
          </table:table-cell>
          <table:table-cell table:style-name="ce2" office:value-type="float" office:value="6074.20032916167" calcext:value-type="float">
            <text:p>6074.20032916167</text:p>
          </table:table-cell>
          <table:table-cell table:style-name="ce2" office:value-type="float" office:value="7900.50360935" calcext:value-type="float">
            <text:p>7900.50360935</text:p>
          </table:table-cell>
          <table:table-cell table:style-name="ce2" office:value-type="float" office:value="1162.16012211198" calcext:value-type="float">
            <text:p>1162.16012211198</text:p>
          </table:table-cell>
          <table:table-cell table:style-name="ce2" office:value-type="float" office:value="15353.271975363" calcext:value-type="float">
            <text:p>15353.271975363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307</text:p>
          </table:table-cell>
          <table:table-cell table:style-name="ce2" office:value-type="float" office:value="1062.05187438152" calcext:value-type="float">
            <text:p>1062.05187438152</text:p>
          </table:table-cell>
          <table:table-cell table:style-name="ce2" office:value-type="float" office:value="6551.21307980543" calcext:value-type="float">
            <text:p>6551.21307980543</text:p>
          </table:table-cell>
          <table:table-cell table:style-name="ce2" office:value-type="float" office:value="4987.27186234" calcext:value-type="float">
            <text:p>4987.27186234</text:p>
          </table:table-cell>
          <table:table-cell table:style-name="ce2" office:value-type="float" office:value="1097.89566215589" calcext:value-type="float">
            <text:p>1097.89566215589</text:p>
          </table:table-cell>
          <table:table-cell table:style-name="ce2" office:value-type="float" office:value="12888.4941201048" calcext:value-type="float">
            <text:p>12888.4941201048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407</text:p>
          </table:table-cell>
          <table:table-cell table:style-name="ce2" office:value-type="float" office:value="1126.33695793331" calcext:value-type="float">
            <text:p>1126.33695793331</text:p>
          </table:table-cell>
          <table:table-cell table:style-name="ce2" office:value-type="float" office:value="6755.19999389609" calcext:value-type="float">
            <text:p>6755.19999389609</text:p>
          </table:table-cell>
          <table:table-cell table:style-name="ce2" office:value-type="float" office:value="5175.29617081" calcext:value-type="float">
            <text:p>5175.29617081</text:p>
          </table:table-cell>
          <table:table-cell table:style-name="ce2" office:value-type="float" office:value="1071.33180021028" calcext:value-type="float">
            <text:p>1071.33180021028</text:p>
          </table:table-cell>
          <table:table-cell table:style-name="ce2" office:value-type="float" office:value="12662.062564503" calcext:value-type="float">
            <text:p>12662.062564503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108</text:p>
          </table:table-cell>
          <table:table-cell table:style-name="ce2" office:value-type="float" office:value="1013.41969188657" calcext:value-type="float">
            <text:p>1013.41969188657</text:p>
          </table:table-cell>
          <table:table-cell table:style-name="ce2" office:value-type="float" office:value="7134.20105492" calcext:value-type="float">
            <text:p>7134.20105492</text:p>
          </table:table-cell>
          <table:table-cell table:style-name="ce2" office:value-type="float" office:value="5890.43078124" calcext:value-type="float">
            <text:p>5890.43078124</text:p>
          </table:table-cell>
          <table:table-cell table:style-name="ce2" office:value-type="float" office:value="628.09970403" calcext:value-type="float">
            <text:p>628.09970403</text:p>
          </table:table-cell>
          <table:table-cell table:style-name="ce2" office:value-type="float" office:value="13436.2888069582" calcext:value-type="float">
            <text:p>13436.2888069582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208</text:p>
          </table:table-cell>
          <table:table-cell table:style-name="ce2" office:value-type="float" office:value="818.012689020496" calcext:value-type="float">
            <text:p>818.012689020496</text:p>
          </table:table-cell>
          <table:table-cell table:style-name="ce2" office:value-type="float" office:value="7711.2576621" calcext:value-type="float">
            <text:p>7711.2576621</text:p>
          </table:table-cell>
          <table:table-cell table:style-name="ce2" office:value-type="float" office:value="7572.21648691" calcext:value-type="float">
            <text:p>7572.21648691</text:p>
          </table:table-cell>
          <table:table-cell table:style-name="ce2" office:value-type="float" office:value="1320.48151944" calcext:value-type="float">
            <text:p>1320.48151944</text:p>
          </table:table-cell>
          <table:table-cell table:style-name="ce2" office:value-type="float" office:value="16195.3632739473" calcext:value-type="float">
            <text:p>16195.3632739473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308</text:p>
          </table:table-cell>
          <table:table-cell table:style-name="ce2" office:value-type="float" office:value="669.738104272891" calcext:value-type="float">
            <text:p>669.738104272891</text:p>
          </table:table-cell>
          <table:table-cell table:style-name="ce2" office:value-type="float" office:value="8610.00842592" calcext:value-type="float">
            <text:p>8610.00842592</text:p>
          </table:table-cell>
          <table:table-cell table:style-name="ce2" office:value-type="float" office:value="5611.19772339" calcext:value-type="float">
            <text:p>5611.19772339</text:p>
          </table:table-cell>
          <table:table-cell table:style-name="ce2" office:value-type="float" office:value="1215.23773727" calcext:value-type="float">
            <text:p>1215.23773727</text:p>
          </table:table-cell>
          <table:table-cell table:style-name="ce2" office:value-type="float" office:value="14776.0240760559" calcext:value-type="float">
            <text:p>14776.0240760559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408</text:p>
          </table:table-cell>
          <table:table-cell table:style-name="ce2" office:value-type="float" office:value="958.254627953515" calcext:value-type="float">
            <text:p>958.254627953515</text:p>
          </table:table-cell>
          <table:table-cell table:style-name="ce2" office:value-type="float" office:value="8131.29592417" calcext:value-type="float">
            <text:p>8131.29592417</text:p>
          </table:table-cell>
          <table:table-cell table:style-name="ce2" office:value-type="float" office:value="5072.19273085" calcext:value-type="float">
            <text:p>5072.19273085</text:p>
          </table:table-cell>
          <table:table-cell table:style-name="ce2" office:value-type="float" office:value="1221.18091746" calcext:value-type="float">
            <text:p>1221.18091746</text:p>
          </table:table-cell>
          <table:table-cell table:style-name="ce2" office:value-type="float" office:value="13896.5008593367" calcext:value-type="float">
            <text:p>13896.5008593367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109</text:p>
          </table:table-cell>
          <table:table-cell table:style-name="ce2" office:value-type="float" office:value="820.28583130241" calcext:value-type="float">
            <text:p>820.28583130241</text:p>
          </table:table-cell>
          <table:table-cell table:style-name="ce2" office:value-type="float" office:value="7454.20702448" calcext:value-type="float">
            <text:p>7454.20702448</text:p>
          </table:table-cell>
          <table:table-cell table:style-name="ce2" office:value-type="float" office:value="5400.92440169" calcext:value-type="float">
            <text:p>5400.92440169</text:p>
          </table:table-cell>
          <table:table-cell table:style-name="ce2" office:value-type="float" office:value="634.62163285" calcext:value-type="float">
            <text:p>634.62163285</text:p>
          </table:table-cell>
          <table:table-cell table:style-name="ce2" office:value-type="float" office:value="12999.0075972767" calcext:value-type="float">
            <text:p>12999.0075972767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209</text:p>
          </table:table-cell>
          <table:table-cell table:style-name="ce2" office:value-type="float" office:value="1088.79789234527" calcext:value-type="float">
            <text:p>1088.79789234527</text:p>
          </table:table-cell>
          <table:table-cell table:style-name="ce2" office:value-type="float" office:value="7000.19345875" calcext:value-type="float">
            <text:p>7000.19345875</text:p>
          </table:table-cell>
          <table:table-cell table:style-name="ce2" office:value-type="float" office:value="5785.18553116" calcext:value-type="float">
            <text:p>5785.18553116</text:p>
          </table:table-cell>
          <table:table-cell table:style-name="ce2" office:value-type="float" office:value="1281.09782974" calcext:value-type="float">
            <text:p>1281.09782974</text:p>
          </table:table-cell>
          <table:table-cell table:style-name="ce2" office:value-type="float" office:value="13627.2463080762" calcext:value-type="float">
            <text:p>13627.2463080762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309</text:p>
          </table:table-cell>
          <table:table-cell table:style-name="ce2" office:value-type="float" office:value="1047.00214779397" calcext:value-type="float">
            <text:p>1047.00214779397</text:p>
          </table:table-cell>
          <table:table-cell table:style-name="ce2" office:value-type="float" office:value="7257.56126926" calcext:value-type="float">
            <text:p>7257.56126926</text:p>
          </table:table-cell>
          <table:table-cell table:style-name="ce2" office:value-type="float" office:value="4281.43528359" calcext:value-type="float">
            <text:p>4281.43528359</text:p>
          </table:table-cell>
          <table:table-cell table:style-name="ce2" office:value-type="float" office:value="1225.43980009" calcext:value-type="float">
            <text:p>1225.43980009</text:p>
          </table:table-cell>
          <table:table-cell table:style-name="ce2" office:value-type="float" office:value="12329.0130955031" calcext:value-type="float">
            <text:p>12329.0130955031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409</text:p>
          </table:table-cell>
          <table:table-cell table:style-name="ce2" office:value-type="float" office:value="1188.88549888443" calcext:value-type="float">
            <text:p>1188.88549888443</text:p>
          </table:table-cell>
          <table:table-cell table:style-name="ce2" office:value-type="float" office:value="7807.61877071" calcext:value-type="float">
            <text:p>7807.61877071</text:p>
          </table:table-cell>
          <table:table-cell table:style-name="ce2" office:value-type="float" office:value="4878.79372302" calcext:value-type="float">
            <text:p>4878.79372302</text:p>
          </table:table-cell>
          <table:table-cell table:style-name="ce2" office:value-type="float" office:value="1307.292217" calcext:value-type="float">
            <text:p>1307.292217</text:p>
          </table:table-cell>
          <table:table-cell table:style-name="ce2" office:value-type="float" office:value="13659.7805081699" calcext:value-type="float">
            <text:p>13659.7805081699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110</text:p>
          </table:table-cell>
          <table:table-cell table:style-name="ce2" office:value-type="float" office:value="1078.80621924" calcext:value-type="float">
            <text:p>1078.80621924</text:p>
          </table:table-cell>
          <table:table-cell table:style-name="ce2" office:value-type="float" office:value="8440.10000718" calcext:value-type="float">
            <text:p>8440.10000718</text:p>
          </table:table-cell>
          <table:table-cell table:style-name="ce2" office:value-type="float" office:value="6812.52096173" calcext:value-type="float">
            <text:p>6812.52096173</text:p>
          </table:table-cell>
          <table:table-cell table:style-name="ce2" office:value-type="float" office:value="699.38339731" calcext:value-type="float">
            <text:p>699.38339731</text:p>
          </table:table-cell>
          <table:table-cell table:style-name="ce2" office:value-type="float" office:value="15489.3937195703" calcext:value-type="float">
            <text:p>15489.3937195703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210</text:p>
          </table:table-cell>
          <table:table-cell table:style-name="ce2" office:value-type="float" office:value="1204.69520634" calcext:value-type="float">
            <text:p>1204.69520634</text:p>
          </table:table-cell>
          <table:table-cell table:style-name="ce2" office:value-type="float" office:value="8435.98865266" calcext:value-type="float">
            <text:p>8435.98865266</text:p>
          </table:table-cell>
          <table:table-cell table:style-name="ce2" office:value-type="float" office:value="7582.28218298" calcext:value-type="float">
            <text:p>7582.28218298</text:p>
          </table:table-cell>
          <table:table-cell table:style-name="ce2" office:value-type="float" office:value="1382.10729538" calcext:value-type="float">
            <text:p>1382.10729538</text:p>
          </table:table-cell>
          <table:table-cell table:style-name="ce2" office:value-type="float" office:value="17289.2353335752" calcext:value-type="float">
            <text:p>17289.2353335752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310</text:p>
          </table:table-cell>
          <table:table-cell table:style-name="ce2" office:value-type="float" office:value="1205.09857335" calcext:value-type="float">
            <text:p>1205.09857335</text:p>
          </table:table-cell>
          <table:table-cell table:style-name="ce2" office:value-type="float" office:value="9107.54542675" calcext:value-type="float">
            <text:p>9107.54542675</text:p>
          </table:table-cell>
          <table:table-cell table:style-name="ce2" office:value-type="float" office:value="5422.15711492" calcext:value-type="float">
            <text:p>5422.15711492</text:p>
          </table:table-cell>
          <table:table-cell table:style-name="ce2" office:value-type="float" office:value="1248.67791952" calcext:value-type="float">
            <text:p>1248.67791952</text:p>
          </table:table-cell>
          <table:table-cell table:style-name="ce2" office:value-type="float" office:value="15479.9421780272" calcext:value-type="float">
            <text:p>15479.9421780272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410</text:p>
          </table:table-cell>
          <table:table-cell table:style-name="ce2" office:value-type="float" office:value="1179.81831684" calcext:value-type="float">
            <text:p>1179.81831684</text:p>
          </table:table-cell>
          <table:table-cell table:style-name="ce2" office:value-type="float" office:value="9552.70197346" calcext:value-type="float">
            <text:p>9552.70197346</text:p>
          </table:table-cell>
          <table:table-cell table:style-name="ce2" office:value-type="float" office:value="5984.75618916" calcext:value-type="float">
            <text:p>5984.75618916</text:p>
          </table:table-cell>
          <table:table-cell table:style-name="ce2" office:value-type="float" office:value="1269.48094088" calcext:value-type="float">
            <text:p>1269.48094088</text:p>
          </table:table-cell>
          <table:table-cell table:style-name="ce2" office:value-type="float" office:value="16203.6252007019" calcext:value-type="float">
            <text:p>16203.6252007019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111</text:p>
          </table:table-cell>
          <table:table-cell table:style-name="ce2" office:value-type="float" office:value="1220.90335466" calcext:value-type="float">
            <text:p>1220.90335466</text:p>
          </table:table-cell>
          <table:table-cell table:style-name="ce2" office:value-type="float" office:value="9670.48369214" calcext:value-type="float">
            <text:p>9670.48369214</text:p>
          </table:table-cell>
          <table:table-cell table:style-name="ce2" office:value-type="float" office:value="8677.10378809" calcext:value-type="float">
            <text:p>8677.10378809</text:p>
          </table:table-cell>
          <table:table-cell table:style-name="ce2" office:value-type="float" office:value="768.81560318" calcext:value-type="float">
            <text:p>768.81560318</text:p>
          </table:table-cell>
          <table:table-cell table:style-name="ce2" office:value-type="float" office:value="18516.9549231391" calcext:value-type="float">
            <text:p>18516.9549231391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211</text:p>
          </table:table-cell>
          <table:table-cell table:style-name="ce2" office:value-type="float" office:value="1226.0004773" calcext:value-type="float">
            <text:p>1226.0004773</text:p>
          </table:table-cell>
          <table:table-cell table:style-name="ce2" office:value-type="float" office:value="10044.83014399" calcext:value-type="float">
            <text:p>10044.83014399</text:p>
          </table:table-cell>
          <table:table-cell table:style-name="ce2" office:value-type="float" office:value="9825.83622589" calcext:value-type="float">
            <text:p>9825.83622589</text:p>
          </table:table-cell>
          <table:table-cell table:style-name="ce2" office:value-type="float" office:value="1599.97075841" calcext:value-type="float">
            <text:p>1599.97075841</text:p>
          </table:table-cell>
          <table:table-cell table:style-name="ce2" office:value-type="float" office:value="20493.1150748926" calcext:value-type="float">
            <text:p>20493.1150748926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T311</text:p>
          </table:table-cell>
          <table:table-cell table:style-name="ce2" office:value-type="float" office:value="1075.85112364" calcext:value-type="float">
            <text:p>1075.85112364</text:p>
          </table:table-cell>
          <table:table-cell table:style-name="ce2" office:value-type="float" office:value="10247.08531972" calcext:value-type="float">
            <text:p>10247.08531972</text:p>
          </table:table-cell>
          <table:table-cell table:style-name="ce2" office:value-type="float" office:value="7744.09150668" calcext:value-type="float">
            <text:p>7744.09150668</text:p>
          </table:table-cell>
          <table:table-cell table:style-name="ce2" office:value-type="float" office:value="1219.96017723" calcext:value-type="float">
            <text:p>1219.96017723</text:p>
          </table:table-cell>
          <table:table-cell table:style-name="ce2" office:value-type="float" office:value="17943.9824834759" calcext:value-type="float">
            <text:p>17943.9824834759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411</text:p>
          </table:table-cell>
          <table:table-cell table:style-name="ce2" office:value-type="float" office:value="1195.52823769" calcext:value-type="float">
            <text:p>1195.52823769</text:p>
          </table:table-cell>
          <table:table-cell table:style-name="ce2" office:value-type="float" office:value="10461.5454173" calcext:value-type="float">
            <text:p>10461.5454173</text:p>
          </table:table-cell>
          <table:table-cell table:style-name="ce2" office:value-type="float" office:value="7380.89941446" calcext:value-type="float">
            <text:p>7380.89941446</text:p>
          </table:table-cell>
          <table:table-cell table:style-name="ce2" office:value-type="float" office:value="1508.81983634" calcext:value-type="float">
            <text:p>1508.81983634</text:p>
          </table:table-cell>
          <table:table-cell table:style-name="ce2" office:value-type="float" office:value="18591.3193405012" calcext:value-type="float">
            <text:p>18591.3193405012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112</text:p>
          </table:table-cell>
          <table:table-cell table:style-name="ce2" office:value-type="float" office:value="1225.50498004" calcext:value-type="float">
            <text:p>1225.50498004</text:p>
          </table:table-cell>
          <table:table-cell table:style-name="ce2" office:value-type="float" office:value="10751.26291441" calcext:value-type="float">
            <text:p>10751.26291441</text:p>
          </table:table-cell>
          <table:table-cell table:style-name="ce2" office:value-type="float" office:value="10307.7051864" calcext:value-type="float">
            <text:p>10307.7051864</text:p>
          </table:table-cell>
          <table:table-cell table:style-name="ce2" office:value-type="float" office:value="1036.71191868" calcext:value-type="float">
            <text:p>1036.71191868</text:p>
          </table:table-cell>
          <table:table-cell table:style-name="ce2" office:value-type="float" office:value="20877.8540913017" calcext:value-type="float">
            <text:p>20877.8540913017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212</text:p>
          </table:table-cell>
          <table:table-cell table:style-name="ce2" office:value-type="float" office:value="1161.31532807" calcext:value-type="float">
            <text:p>1161.31532807</text:p>
          </table:table-cell>
          <table:table-cell table:style-name="ce2" office:value-type="float" office:value="10682.19820613" calcext:value-type="float">
            <text:p>10682.19820613</text:p>
          </table:table-cell>
          <table:table-cell table:style-name="ce2" office:value-type="float" office:value="10623.54580358" calcext:value-type="float">
            <text:p>10623.54580358</text:p>
          </table:table-cell>
          <table:table-cell table:style-name="ce2" office:value-type="float" office:value="2043.30611757" calcext:value-type="float">
            <text:p>2043.30611757</text:p>
          </table:table-cell>
          <table:table-cell table:style-name="ce2" office:value-type="float" office:value="22139.136468428" calcext:value-type="float">
            <text:p>22139.136468428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312</text:p>
          </table:table-cell>
          <table:table-cell table:style-name="ce2" office:value-type="float" office:value="1290.78225151" calcext:value-type="float">
            <text:p>1290.78225151</text:p>
          </table:table-cell>
          <table:table-cell table:style-name="ce2" office:value-type="float" office:value="11256.99034266" calcext:value-type="float">
            <text:p>11256.99034266</text:p>
          </table:table-cell>
          <table:table-cell table:style-name="ce2" office:value-type="float" office:value="7952.80562643" calcext:value-type="float">
            <text:p>7952.80562643</text:p>
          </table:table-cell>
          <table:table-cell table:style-name="ce2" office:value-type="float" office:value="1642.51230528" calcext:value-type="float">
            <text:p>1642.51230528</text:p>
          </table:table-cell>
          <table:table-cell table:style-name="ce2" office:value-type="float" office:value="19947.6505030542" calcext:value-type="float">
            <text:p>19947.6505030542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412</text:p>
          </table:table-cell>
          <table:table-cell table:style-name="ce2" office:value-type="float" office:value="1240.15415558" calcext:value-type="float">
            <text:p>1240.15415558</text:p>
          </table:table-cell>
          <table:table-cell table:style-name="ce2" office:value-type="float" office:value="11351.6736001" calcext:value-type="float">
            <text:p>11351.6736001</text:p>
          </table:table-cell>
          <table:table-cell table:style-name="ce2" office:value-type="float" office:value="8393.97878355" calcext:value-type="float">
            <text:p>8393.97878355</text:p>
          </table:table-cell>
          <table:table-cell table:style-name="ce2" office:value-type="float" office:value="2179.32862109" calcext:value-type="float">
            <text:p>2179.32862109</text:p>
          </table:table-cell>
          <table:table-cell table:style-name="ce2" office:value-type="float" office:value="21114.7209547405" calcext:value-type="float">
            <text:p>21114.7209547405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113</text:p>
          </table:table-cell>
          <table:table-cell table:style-name="ce2" office:value-type="float" office:value="1461.80325408" calcext:value-type="float">
            <text:p>1461.80325408</text:p>
          </table:table-cell>
          <table:table-cell table:style-name="ce2" office:value-type="float" office:value="11423.0745467" calcext:value-type="float">
            <text:p>11423.0745467</text:p>
          </table:table-cell>
          <table:table-cell table:style-name="ce2" office:value-type="float" office:value="10110.72685634" calcext:value-type="float">
            <text:p>10110.72685634</text:p>
          </table:table-cell>
          <table:table-cell table:style-name="ce2" office:value-type="float" office:value="1251.75506568" calcext:value-type="float">
            <text:p>1251.75506568</text:p>
          </table:table-cell>
          <table:table-cell table:style-name="ce2" office:value-type="float" office:value="21712.401546186" calcext:value-type="float">
            <text:p>21712.401546186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213</text:p>
          </table:table-cell>
          <table:table-cell table:style-name="ce2" office:value-type="float" office:value="1265.22364583" calcext:value-type="float">
            <text:p>1265.22364583</text:p>
          </table:table-cell>
          <table:table-cell table:style-name="ce2" office:value-type="float" office:value="11595.51855695" calcext:value-type="float">
            <text:p>11595.51855695</text:p>
          </table:table-cell>
          <table:table-cell table:style-name="ce2" office:value-type="float" office:value="9728.52240195" calcext:value-type="float">
            <text:p>9728.52240195</text:p>
          </table:table-cell>
          <table:table-cell table:style-name="ce2" office:value-type="float" office:value="2387.73201103" calcext:value-type="float">
            <text:p>2387.73201103</text:p>
          </table:table-cell>
          <table:table-cell table:style-name="ce2" office:value-type="float" office:value="22526.137143156" calcext:value-type="float">
            <text:p>22526.137143156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313</text:p>
          </table:table-cell>
          <table:table-cell table:style-name="ce2" office:value-type="float" office:value="1449.67844274" calcext:value-type="float">
            <text:p>1449.67844274</text:p>
          </table:table-cell>
          <table:table-cell table:style-name="ce2" office:value-type="float" office:value="12356.2740246" calcext:value-type="float">
            <text:p>12356.2740246</text:p>
          </table:table-cell>
          <table:table-cell table:style-name="ce2" office:value-type="float" office:value="8103.28410323" calcext:value-type="float">
            <text:p>8103.28410323</text:p>
          </table:table-cell>
          <table:table-cell table:style-name="ce2" office:value-type="float" office:value="2310.40848036" calcext:value-type="float">
            <text:p>2310.40848036</text:p>
          </table:table-cell>
          <table:table-cell table:style-name="ce2" office:value-type="float" office:value="21670.9901138366" calcext:value-type="float">
            <text:p>21670.9901138366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413</text:p>
          </table:table-cell>
          <table:table-cell table:style-name="ce2" office:value-type="float" office:value="1300.92619308" calcext:value-type="float">
            <text:p>1300.92619308</text:p>
          </table:table-cell>
          <table:table-cell table:style-name="ce2" office:value-type="float" office:value="12444.54905632" calcext:value-type="float">
            <text:p>12444.54905632</text:p>
          </table:table-cell>
          <table:table-cell table:style-name="ce2" office:value-type="float" office:value="8569.87388159" calcext:value-type="float">
            <text:p>8569.87388159</text:p>
          </table:table-cell>
          <table:table-cell table:style-name="ce2" office:value-type="float" office:value="3119.08275299" calcext:value-type="float">
            <text:p>3119.08275299</text:p>
          </table:table-cell>
          <table:table-cell table:style-name="ce2" office:value-type="float" office:value="23416.5259810272" calcext:value-type="float">
            <text:p>23416.5259810272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114</text:p>
          </table:table-cell>
          <table:table-cell table:style-name="ce2" office:value-type="float" office:value="1327.94915552" calcext:value-type="float">
            <text:p>1327.94915552</text:p>
          </table:table-cell>
          <table:table-cell table:style-name="ce2" office:value-type="float" office:value="12816.86623485" calcext:value-type="float">
            <text:p>12816.86623485</text:p>
          </table:table-cell>
          <table:table-cell table:style-name="ce2" office:value-type="float" office:value="11374.80776961" calcext:value-type="float">
            <text:p>11374.80776961</text:p>
          </table:table-cell>
          <table:table-cell table:style-name="ce2" office:value-type="float" office:value="1219.21611581" calcext:value-type="float">
            <text:p>1219.21611581</text:p>
          </table:table-cell>
          <table:table-cell table:style-name="ce2" office:value-type="float" office:value="24242.4731989009" calcext:value-type="float">
            <text:p>24242.4731989009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214</text:p>
          </table:table-cell>
          <table:table-cell table:style-name="ce2" office:value-type="float" office:value="1273.67929335" calcext:value-type="float">
            <text:p>1273.67929335</text:p>
          </table:table-cell>
          <table:table-cell table:style-name="ce2" office:value-type="float" office:value="12237.8235714" calcext:value-type="float">
            <text:p>12237.8235714</text:p>
          </table:table-cell>
          <table:table-cell table:style-name="ce2" office:value-type="float" office:value="9804.0200076" calcext:value-type="float">
            <text:p>9804.0200076</text:p>
          </table:table-cell>
          <table:table-cell table:style-name="ce2" office:value-type="float" office:value="2589.46965423" calcext:value-type="float">
            <text:p>2589.46965423</text:p>
          </table:table-cell>
          <table:table-cell table:style-name="ce2" office:value-type="float" office:value="24086.1223363955" calcext:value-type="float">
            <text:p>24086.1223363955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314</text:p>
          </table:table-cell>
          <table:table-cell table:style-name="ce2" office:value-type="float" office:value="1249.91858387" calcext:value-type="float">
            <text:p>1249.91858387</text:p>
          </table:table-cell>
          <table:table-cell table:style-name="ce2" office:value-type="float" office:value="12535.00696233" calcext:value-type="float">
            <text:p>12535.00696233</text:p>
          </table:table-cell>
          <table:table-cell table:style-name="ce2" office:value-type="float" office:value="9273.80179955" calcext:value-type="float">
            <text:p>9273.80179955</text:p>
          </table:table-cell>
          <table:table-cell table:style-name="ce2" office:value-type="float" office:value="2200.82109844" calcext:value-type="float">
            <text:p>2200.82109844</text:p>
          </table:table-cell>
          <table:table-cell table:style-name="ce2" office:value-type="float" office:value="22488.8292664782" calcext:value-type="float">
            <text:p>22488.8292664782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414</text:p>
          </table:table-cell>
          <table:table-cell table:style-name="ce2" office:value-type="float" office:value="1283.19531884" calcext:value-type="float">
            <text:p>1283.19531884</text:p>
          </table:table-cell>
          <table:table-cell table:style-name="ce2" office:value-type="float" office:value="12761.97208317" calcext:value-type="float">
            <text:p>12761.97208317</text:p>
          </table:table-cell>
          <table:table-cell table:style-name="ce2" office:value-type="float" office:value="9704.4299674" calcext:value-type="float">
            <text:p>9704.4299674</text:p>
          </table:table-cell>
          <table:table-cell table:style-name="ce2" office:value-type="float" office:value="2575.74286252" calcext:value-type="float">
            <text:p>2575.74286252</text:p>
          </table:table-cell>
          <table:table-cell table:style-name="ce2" office:value-type="float" office:value="24498.7128457951" calcext:value-type="float">
            <text:p>24498.7128457951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115</text:p>
          </table:table-cell>
          <table:table-cell table:style-name="ce2" office:value-type="float" office:value="1371.40517003" calcext:value-type="float">
            <text:p>1371.40517003</text:p>
          </table:table-cell>
          <table:table-cell table:style-name="ce2" office:value-type="float" office:value="12974.4012437" calcext:value-type="float">
            <text:p>12974.4012437</text:p>
          </table:table-cell>
          <table:table-cell table:style-name="ce2" office:value-type="float" office:value="10678.65875208" calcext:value-type="float">
            <text:p>10678.65875208</text:p>
          </table:table-cell>
          <table:table-cell table:style-name="ce2" office:value-type="float" office:value="943.0701246" calcext:value-type="float">
            <text:p>943.0701246</text:p>
          </table:table-cell>
          <table:table-cell table:style-name="ce2" office:value-type="float" office:value="23300.861835896" calcext:value-type="float">
            <text:p>23300.861835896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215</text:p>
          </table:table-cell>
          <table:table-cell table:style-name="ce2" office:value-type="float" office:value="1327.17311469386" calcext:value-type="float">
            <text:p>1327.17311469386</text:p>
          </table:table-cell>
          <table:table-cell table:style-name="ce2" office:value-type="float" office:value="12326.1926081996" calcext:value-type="float">
            <text:p>12326.1926081996</text:p>
          </table:table-cell>
          <table:table-cell table:style-name="ce2" office:value-type="float" office:value="8794.98179667" calcext:value-type="float">
            <text:p>8794.98179667</text:p>
          </table:table-cell>
          <table:table-cell table:style-name="ce2" office:value-type="float" office:value="2438.57084093172" calcext:value-type="float">
            <text:p>2438.57084093172</text:p>
          </table:table-cell>
          <table:table-cell table:style-name="ce2" office:value-type="float" office:value="22442.20113331" calcext:value-type="float">
            <text:p>22442.20113331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315</text:p>
          </table:table-cell>
          <table:table-cell table:style-name="ce2" office:value-type="float" office:value="1359.45560097648" calcext:value-type="float">
            <text:p>1359.45560097648</text:p>
          </table:table-cell>
          <table:table-cell table:style-name="ce2" office:value-type="float" office:value="13055.6202647212" calcext:value-type="float">
            <text:p>13055.6202647212</text:p>
          </table:table-cell>
          <table:table-cell table:style-name="ce2" office:value-type="float" office:value="7555.58778864" calcext:value-type="float">
            <text:p>7555.58778864</text:p>
          </table:table-cell>
          <table:table-cell table:style-name="ce2" office:value-type="float" office:value="2150.81188429956" calcext:value-type="float">
            <text:p>2150.81188429956</text:p>
          </table:table-cell>
          <table:table-cell table:style-name="ce2" office:value-type="float" office:value="20920.922980661" calcext:value-type="float">
            <text:p>20920.922980661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415</text:p>
          </table:table-cell>
          <table:table-cell table:style-name="ce2" office:value-type="float" office:value="1436.65911866991" calcext:value-type="float">
            <text:p>1436.65911866991</text:p>
          </table:table-cell>
          <table:table-cell table:style-name="ce2" office:value-type="float" office:value="13311.7675232598" calcext:value-type="float">
            <text:p>13311.7675232598</text:p>
          </table:table-cell>
          <table:table-cell table:style-name="ce2" office:value-type="float" office:value="7716.20761507" calcext:value-type="float">
            <text:p>7716.20761507</text:p>
          </table:table-cell>
          <table:table-cell table:style-name="ce2" office:value-type="float" office:value="2638.2917182543" calcext:value-type="float">
            <text:p>2638.2917182543</text:p>
          </table:table-cell>
          <table:table-cell table:style-name="ce2" office:value-type="float" office:value="23512.7737598014" calcext:value-type="float">
            <text:p>23512.7737598014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116</text:p>
          </table:table-cell>
          <table:table-cell table:style-name="ce2" office:value-type="float" office:value="1493.10125160321" calcext:value-type="float">
            <text:p>1493.10125160321</text:p>
          </table:table-cell>
          <table:table-cell table:style-name="ce2" office:value-type="float" office:value="13257.9832535232" calcext:value-type="float">
            <text:p>13257.9832535232</text:p>
          </table:table-cell>
          <table:table-cell table:style-name="ce2" office:value-type="float" office:value="11260.53583645" calcext:value-type="float">
            <text:p>11260.53583645</text:p>
          </table:table-cell>
          <table:table-cell table:style-name="ce2" office:value-type="float" office:value="1012.18745480423" calcext:value-type="float">
            <text:p>1012.18745480423</text:p>
          </table:table-cell>
          <table:table-cell table:style-name="ce2" office:value-type="float" office:value="23283.267236564" calcext:value-type="float">
            <text:p>23283.267236564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216</text:p>
          </table:table-cell>
          <table:table-cell table:style-name="ce2" office:value-type="float" office:value="1431.69852795366" calcext:value-type="float">
            <text:p>1431.69852795366</text:p>
          </table:table-cell>
          <table:table-cell table:style-name="ce2" office:value-type="float" office:value="12453.0468928217" calcext:value-type="float">
            <text:p>12453.0468928217</text:p>
          </table:table-cell>
          <table:table-cell table:style-name="ce2" office:value-type="float" office:value="10108.99884106" calcext:value-type="float">
            <text:p>10108.99884106</text:p>
          </table:table-cell>
          <table:table-cell table:style-name="ce2" office:value-type="float" office:value="2668.44849340546" calcext:value-type="float">
            <text:p>2668.44849340546</text:p>
          </table:table-cell>
          <table:table-cell table:style-name="ce2" office:value-type="float" office:value="22677.3528779459" calcext:value-type="float">
            <text:p>22677.3528779459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316</text:p>
          </table:table-cell>
          <table:table-cell table:style-name="ce2" office:value-type="float" office:value="1429.76048818638" calcext:value-type="float">
            <text:p>1429.76048818638</text:p>
          </table:table-cell>
          <table:table-cell table:style-name="ce2" office:value-type="float" office:value="13315.45509006" calcext:value-type="float">
            <text:p>13315.45509006</text:p>
          </table:table-cell>
          <table:table-cell table:style-name="ce2" office:value-type="float" office:value="7288.15154963" calcext:value-type="float">
            <text:p>7288.15154963</text:p>
          </table:table-cell>
          <table:table-cell table:style-name="ce2" office:value-type="float" office:value="2294.07205248817" calcext:value-type="float">
            <text:p>2294.07205248817</text:p>
          </table:table-cell>
          <table:table-cell table:style-name="ce2" office:value-type="float" office:value="20707.3520568863" calcext:value-type="float">
            <text:p>20707.3520568863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416</text:p>
          </table:table-cell>
          <table:table-cell table:style-name="ce2" office:value-type="float" office:value="1547.03504738938" calcext:value-type="float">
            <text:p>1547.03504738938</text:p>
          </table:table-cell>
          <table:table-cell table:style-name="ce2" office:value-type="float" office:value="13666.0053045976" calcext:value-type="float">
            <text:p>13666.0053045976</text:p>
          </table:table-cell>
          <table:table-cell table:style-name="ce2" office:value-type="float" office:value="8556.07752581" calcext:value-type="float">
            <text:p>8556.07752581</text:p>
          </table:table-cell>
          <table:table-cell table:style-name="ce2" office:value-type="float" office:value="2265.58470172087" calcext:value-type="float">
            <text:p>2265.58470172087</text:p>
          </table:table-cell>
          <table:table-cell table:style-name="ce2" office:value-type="float" office:value="22629.56189657" calcext:value-type="float">
            <text:p>22629.56189657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117</text:p>
          </table:table-cell>
          <table:table-cell table:style-name="ce2" office:value-type="float" office:value="1593.49443661494" calcext:value-type="float">
            <text:p>1593.49443661494</text:p>
          </table:table-cell>
          <table:table-cell table:style-name="ce2" office:value-type="float" office:value="13556.2363597869" calcext:value-type="float">
            <text:p>13556.2363597869</text:p>
          </table:table-cell>
          <table:table-cell table:style-name="ce2" office:value-type="float" office:value="10708.74553811" calcext:value-type="float">
            <text:p>10708.74553811</text:p>
          </table:table-cell>
          <table:table-cell table:style-name="ce2" office:value-type="float" office:value="934.714592534185" calcext:value-type="float">
            <text:p>934.714592534185</text:p>
          </table:table-cell>
          <table:table-cell table:style-name="ce2" office:value-type="float" office:value="22158.48982845" calcext:value-type="float">
            <text:p>22158.48982845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217</text:p>
          </table:table-cell>
          <table:table-cell table:style-name="ce2" office:value-type="float" office:value="1426.99139612177" calcext:value-type="float">
            <text:p>1426.99139612177</text:p>
          </table:table-cell>
          <table:table-cell table:style-name="ce2" office:value-type="float" office:value="12763.7267265891" calcext:value-type="float">
            <text:p>12763.7267265891</text:p>
          </table:table-cell>
          <table:table-cell table:style-name="ce2" office:value-type="float" office:value="9126.82571967" calcext:value-type="float">
            <text:p>9126.82571967</text:p>
          </table:table-cell>
          <table:table-cell table:style-name="ce2" office:value-type="float" office:value="2717.11341092636" calcext:value-type="float">
            <text:p>2717.11341092636</text:p>
          </table:table-cell>
          <table:table-cell table:style-name="ce2" office:value-type="float" office:value="21834.6765617158" calcext:value-type="float">
            <text:p>21834.6765617158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317</text:p>
          </table:table-cell>
          <table:table-cell table:style-name="ce2" office:value-type="float" office:value="1637.39830610022" calcext:value-type="float">
            <text:p>1637.39830610022</text:p>
          </table:table-cell>
          <table:table-cell table:style-name="ce2" office:value-type="float" office:value="13825.4119876192" calcext:value-type="float">
            <text:p>13825.4119876192</text:p>
          </table:table-cell>
          <table:table-cell table:style-name="ce2" office:value-type="float" office:value="7384.966287" calcext:value-type="float">
            <text:p>7384.966287</text:p>
          </table:table-cell>
          <table:table-cell table:style-name="ce2" office:value-type="float" office:value="2360.39449507779" calcext:value-type="float">
            <text:p>2360.39449507779</text:p>
          </table:table-cell>
          <table:table-cell table:style-name="ce2" office:value-type="float" office:value="21275.18025533" calcext:value-type="float">
            <text:p>21275.18025533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417</text:p>
          </table:table-cell>
          <table:table-cell table:style-name="ce2" office:value-type="float" office:value="1657.26717127482" calcext:value-type="float">
            <text:p>1657.26717127482</text:p>
          </table:table-cell>
          <table:table-cell table:style-name="ce2" office:value-type="float" office:value="14497.4618875856" calcext:value-type="float">
            <text:p>14497.4618875856</text:p>
          </table:table-cell>
          <table:table-cell table:style-name="ce2" office:value-type="float" office:value="9534.87529074" calcext:value-type="float">
            <text:p>9534.87529074</text:p>
          </table:table-cell>
          <table:table-cell table:style-name="ce2" office:value-type="float" office:value="2673.66927114891" calcext:value-type="float">
            <text:p>2673.66927114891</text:p>
          </table:table-cell>
          <table:table-cell table:style-name="ce2" office:value-type="float" office:value="25369.67473644" calcext:value-type="float">
            <text:p>25369.67473644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118</text:p>
          </table:table-cell>
          <table:table-cell table:style-name="ce2" office:value-type="float" office:value="1472.10079379463" calcext:value-type="float">
            <text:p>1472.10079379463</text:p>
          </table:table-cell>
          <table:table-cell table:style-name="ce2" office:value-type="float" office:value="14702.1237928927" calcext:value-type="float">
            <text:p>14702.1237928927</text:p>
          </table:table-cell>
          <table:table-cell table:style-name="ce2" office:value-type="float" office:value="11812.03186521" calcext:value-type="float">
            <text:p>11812.03186521</text:p>
          </table:table-cell>
          <table:table-cell table:style-name="ce2" office:value-type="float" office:value="1321.78258012228" calcext:value-type="float">
            <text:p>1321.78258012228</text:p>
          </table:table-cell>
          <table:table-cell table:style-name="ce2" office:value-type="float" office:value="25447.68665873" calcext:value-type="float">
            <text:p>25447.68665873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218</text:p>
          </table:table-cell>
          <table:table-cell table:style-name="ce2" office:value-type="float" office:value="1806.97486535599" calcext:value-type="float">
            <text:p>1806.97486535599</text:p>
          </table:table-cell>
          <table:table-cell table:style-name="ce2" office:value-type="float" office:value="15000.7433307542" calcext:value-type="float">
            <text:p>15000.7433307542</text:p>
          </table:table-cell>
          <table:table-cell table:style-name="ce2" office:value-type="float" office:value="12355.41925412" calcext:value-type="float">
            <text:p>12355.41925412</text:p>
          </table:table-cell>
          <table:table-cell table:style-name="ce2" office:value-type="float" office:value="3225.82830706853" calcext:value-type="float">
            <text:p>3225.82830706853</text:p>
          </table:table-cell>
          <table:table-cell table:style-name="ce2" office:value-type="float" office:value="28785.7115149419" calcext:value-type="float">
            <text:p>28785.7115149419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318</text:p>
          </table:table-cell>
          <table:table-cell table:style-name="ce2" office:value-type="float" office:value="1798.05571935841" calcext:value-type="float">
            <text:p>1798.05571935841</text:p>
          </table:table-cell>
          <table:table-cell table:style-name="ce2" office:value-type="float" office:value="15184.4919787337" calcext:value-type="float">
            <text:p>15184.4919787337</text:p>
          </table:table-cell>
          <table:table-cell table:style-name="ce2" office:value-type="float" office:value="8371.26805831" calcext:value-type="float">
            <text:p>8371.26805831</text:p>
          </table:table-cell>
          <table:table-cell table:style-name="ce2" office:value-type="float" office:value="2923.4928791508" calcext:value-type="float">
            <text:p>2923.4928791508</text:p>
          </table:table-cell>
          <table:table-cell table:style-name="ce2" office:value-type="float" office:value="24357.4402718749" calcext:value-type="float">
            <text:p>24357.4402718749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418</text:p>
          </table:table-cell>
          <table:table-cell table:style-name="ce2" office:value-type="float" office:value="1782.63354641327" calcext:value-type="float">
            <text:p>1782.63354641327</text:p>
          </table:table-cell>
          <table:table-cell table:style-name="ce2" office:value-type="float" office:value="15778.7301024304" calcext:value-type="float">
            <text:p>15778.7301024304</text:p>
          </table:table-cell>
          <table:table-cell table:style-name="ce2" office:value-type="float" office:value="9059.43379866" calcext:value-type="float">
            <text:p>9059.43379866</text:p>
          </table:table-cell>
          <table:table-cell table:style-name="ce2" office:value-type="float" office:value="3050.92083817349" calcext:value-type="float">
            <text:p>3050.92083817349</text:p>
          </table:table-cell>
          <table:table-cell table:style-name="ce2" office:value-type="float" office:value="25926.5303694" calcext:value-type="float">
            <text:p>25926.5303694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119</text:p>
          </table:table-cell>
          <table:table-cell table:style-name="ce2" office:value-type="float" office:value="2027.59266000231" calcext:value-type="float">
            <text:p>2027.59266000231</text:p>
          </table:table-cell>
          <table:table-cell table:style-name="ce2" office:value-type="float" office:value="15817.5980137733" calcext:value-type="float">
            <text:p>15817.5980137733</text:p>
          </table:table-cell>
          <table:table-cell table:style-name="ce2" office:value-type="float" office:value="12266.36979355" calcext:value-type="float">
            <text:p>12266.36979355</text:p>
          </table:table-cell>
          <table:table-cell table:style-name="ce2" office:value-type="float" office:value="1429.12667071057" calcext:value-type="float">
            <text:p>1429.12667071057</text:p>
          </table:table-cell>
          <table:table-cell table:style-name="ce2" office:value-type="float" office:value="27634.56162059" calcext:value-type="float">
            <text:p>27634.56162059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219</text:p>
          </table:table-cell>
          <table:table-cell table:style-name="ce2" office:value-type="float" office:value="2044.49581804992" calcext:value-type="float">
            <text:p>2044.49581804992</text:p>
          </table:table-cell>
          <table:table-cell table:style-name="ce2" office:value-type="float" office:value="15476.6415874997" calcext:value-type="float">
            <text:p>15476.6415874997</text:p>
          </table:table-cell>
          <table:table-cell table:style-name="ce2" office:value-type="float" office:value="13119.30218607" calcext:value-type="float">
            <text:p>13119.30218607</text:p>
          </table:table-cell>
          <table:table-cell table:style-name="ce2" office:value-type="float" office:value="3791.42137043998" calcext:value-type="float">
            <text:p>3791.42137043998</text:p>
          </table:table-cell>
          <table:table-cell table:style-name="ce2" office:value-type="float" office:value="30305.34738311" calcext:value-type="float">
            <text:p>30305.34738311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319</text:p>
          </table:table-cell>
          <table:table-cell table:style-name="ce2" office:value-type="float" office:value="2001.28129861597" calcext:value-type="float">
            <text:p>2001.28129861597</text:p>
          </table:table-cell>
          <table:table-cell table:style-name="ce2" office:value-type="float" office:value="15837.0794884944" calcext:value-type="float">
            <text:p>15837.0794884944</text:p>
          </table:table-cell>
          <table:table-cell table:style-name="ce2" office:value-type="float" office:value="8712.95772507" calcext:value-type="float">
            <text:p>8712.95772507</text:p>
          </table:table-cell>
          <table:table-cell table:style-name="ce2" office:value-type="float" office:value="2940.04275400719" calcext:value-type="float">
            <text:p>2940.04275400719</text:p>
          </table:table-cell>
          <table:table-cell table:style-name="ce2" office:value-type="float" office:value="24735.08978924" calcext:value-type="float">
            <text:p>24735.08978924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T419</text:p>
          </table:table-cell>
          <table:table-cell table:style-name="ce2" office:value-type="float" office:value="2143.08733709065" calcext:value-type="float">
            <text:p>2143.08733709065</text:p>
          </table:table-cell>
          <table:table-cell table:style-name="ce2" office:value-type="float" office:value="16372.9448166547" calcext:value-type="float">
            <text:p>16372.9448166547</text:p>
          </table:table-cell>
          <table:table-cell table:style-name="ce2" office:value-type="float" office:value="9916.76672503" calcext:value-type="float">
            <text:p>9916.76672503</text:p>
          </table:table-cell>
          <table:table-cell table:style-name="ce2" office:value-type="float" office:value="3411.05694782079" calcext:value-type="float">
            <text:p>3411.05694782079</text:p>
          </table:table-cell>
          <table:table-cell table:style-name="ce2" office:value-type="float" office:value="28006.25605751" calcext:value-type="float">
            <text:p>28006.25605751</text:p>
          </table:table-cell>
          <table:table-cell table:number-columns-repeated="16378"/>
        </table:table-row>
        <table:table-row table:style-name="ro3" table:number-rows-repeated="947">
          <table:table-cell table:number-columns-repeated="16384"/>
        </table:table-row>
        <table:table-row table:style-name="ro4" table:number-rows-repeated="104757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text>S/. </number:text>
      <number:number number:decimal-places="0" number:min-decimal-places="0" number:min-integer-digits="1" number:grouping="true"/>
    </number:number-style>
    <number:number-style style:name="N114">
      <number:text>S/. 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text>S/. 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S/. </number:text>
      <number:number number:decimal-places="2" number:min-decimal-places="2" number:min-integer-digits="1" number:grouping="true"/>
    </number:number-style>
    <number:number-style style:name="N116">
      <number:text>S/. 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S/. 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5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5P2" style:volatile="true">
      <number:text loext:blank-width-char=" "> </number:text>
      <number:fill-character> </number:fill-character>
      <number:text loext:blank-width-char=" 1">- </number:text>
    </number:number-style>
    <number:text-style style:name="N125">
      <number:text loext:blank-width-char=" "> </number:text>
      <number:text-content/>
      <number:text loext:blank-width-char=" "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 loext:blank-width-char=" "> S/.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26P1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26P2" style:volatile="true">
      <number:text loext:blank-width-char=" "> S/. </number:text>
      <number:fill-character> </number:fill-character>
      <number:text loext:blank-width-char=" 1">- </number:text>
    </number:number-style>
    <number:text-style style:name="N126">
      <number:text loext:blank-width-char=" "> </number:text>
      <number:text-content/>
      <number:text loext:blank-width-char=" 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7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7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7">
      <number:text loext:blank-width-char=" "> </number:text>
      <number:text-content/>
      <number:text loext:blank-width-char=" 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 "> S/.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28P1" style:volatile="true">
      <number:text loext:blank-width-char=" "> S/.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28P2" style:volatile="true">
      <number:text loext:blank-width-char=" "> S/.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28">
      <number:text loext:blank-width-char=" "> </number:text>
      <number:text-content/>
      <number:text loext:blank-width-char=" 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00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rimestrales" style:display-name="PageStyle_Trimestra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8T22:37:46</meta:creation-date>
    <meta:initial-creator>Unknown Creator</meta:initial-creator>
    <meta:document-statistic meta:table-count="1" meta:cell-count="317" meta:object-count="0"/>
    <meta:generator>LibreOffice/24.2.4.2$Linux_X86_64 LibreOffice_project/420$Build-2</meta:generator>
  </office:meta>
</office:document-meta>
</file>